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6 月 份" calcext:value-type="string">
              <text:p><text:s text:c="7"/>中 華 民 國 101 年 6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9355" calcext:value-type="float">
            <text:p><text:s text:c="3"/>9,355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91" calcext:value-type="float">
            <text:p><text:s text:c="3"/>4.91 </text:p>
          </table:table-cell>
          <table:table-cell table:style-name="ce27" office:value-type="float" office:value="7763" calcext:value-type="float">
            <text:p><text:s text:c="3"/>7,763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4.07" calcext:value-type="float">
            <text:p><text:s text:c="3"/>4.07 </text:p>
          </table:table-cell>
          <table:table-cell table:style-name="ce27" office:value-type="float" office:value="19482" calcext:value-type="float">
            <text:p><text:s text:c="3"/>19,482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10.22" calcext:value-type="float">
            <text:p><text:s text:c="3"/>10.22 </text:p>
          </table:table-cell>
          <table:table-cell table:style-name="ce27" office:value-type="float" office:value="11719" calcext:value-type="float">
            <text:p><text:s text:c="3"/>11,719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15" calcext:value-type="float">
            <text:p><text:s text:c="3"/>6.15 </text:p>
          </table:table-cell>
          <table:table-cell table:style-name="ce27" office:value-type="float" office:value="10543" calcext:value-type="float">
            <text:p><text:s text:c="3"/>10,543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53" calcext:value-type="float">
            <text:p><text:s text:c="3"/>5.53 </text:p>
          </table:table-cell>
          <table:table-cell table:style-name="ce27" office:value-type="float" office:value="4661" calcext:value-type="float">
            <text:p><text:s text:c="3"/>4,66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219" calcext:value-type="float">
            <text:p><text:s text:c="3"/>2,219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9" calcext:value-type="float">
            <text:p><text:s text:c="3"/>6.90 </text:p>
          </table:table-cell>
          <table:table-cell table:style-name="ce27" office:value-type="float" office:value="1921" calcext:value-type="float">
            <text:p><text:s text:c="3"/>1,921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7" calcext:value-type="float">
            <text:p><text:s text:c="3"/>5.97 </text:p>
          </table:table-cell>
          <table:table-cell table:style-name="ce27" office:value-type="float" office:value="3440" calcext:value-type="float">
            <text:p><text:s text:c="3"/>3,440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3" office:value-type="float" office:value="10.69" calcext:value-type="float">
            <text:p><text:s text:c="3"/>10.69 </text:p>
          </table:table-cell>
          <table:table-cell table:style-name="ce27" office:value-type="float" office:value="1519" calcext:value-type="float">
            <text:p><text:s text:c="3"/>1,519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72" calcext:value-type="float">
            <text:p><text:s text:c="3"/>4.72 </text:p>
          </table:table-cell>
          <table:table-cell table:style-name="ce27" office:value-type="float" office:value="2029" calcext:value-type="float">
            <text:p><text:s text:c="3"/>2,029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1" calcext:value-type="float">
            <text:p><text:s text:c="3"/>6.31 </text:p>
          </table:table-cell>
          <table:table-cell table:style-name="ce27" office:value-type="float" office:value="940" calcext:value-type="float">
            <text:p><text:s text:c="3"/>940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246" calcext:value-type="float">
            <text:p><text:s text:c="3"/>2,246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10.3" calcext:value-type="float">
            <text:p><text:s text:c="3"/>10.30 </text:p>
          </table:table-cell>
          <table:table-cell table:style-name="ce27" office:value-type="float" office:value="1240" calcext:value-type="float">
            <text:p><text:s text:c="3"/>1,240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68" calcext:value-type="float">
            <text:p><text:s text:c="3"/>5.68 </text:p>
          </table:table-cell>
          <table:table-cell table:style-name="ce27" office:value-type="float" office:value="2531" calcext:value-type="float">
            <text:p><text:s text:c="3"/>2,531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6" calcext:value-type="float">
            <text:p><text:s text:c="3"/>11.60 </text:p>
          </table:table-cell>
          <table:table-cell table:style-name="ce27" office:value-type="float" office:value="1291" calcext:value-type="float">
            <text:p><text:s text:c="3"/>1,291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92" calcext:value-type="float">
            <text:p><text:s text:c="3"/>5.92 </text:p>
          </table:table-cell>
          <table:table-cell table:style-name="ce27" office:value-type="float" office:value="1520" calcext:value-type="float">
            <text:p><text:s text:c="3"/>1,520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97" calcext:value-type="float">
            <text:p><text:s text:c="3"/>6.97 </text:p>
          </table:table-cell>
          <table:table-cell table:style-name="ce27" office:value-type="float" office:value="490" calcext:value-type="float">
            <text:p><text:s text:c="3"/>490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969" calcext:value-type="float">
            <text:p><text:s text:c="3"/>1,969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99" calcext:value-type="float">
            <text:p><text:s text:c="3"/>8.99 </text:p>
          </table:table-cell>
          <table:table-cell table:style-name="ce27" office:value-type="float" office:value="1397" calcext:value-type="float">
            <text:p><text:s text:c="3"/>1,397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8" calcext:value-type="float">
            <text:p><text:s text:c="3"/>6.38 </text:p>
          </table:table-cell>
          <table:table-cell table:style-name="ce27" office:value-type="float" office:value="2517" calcext:value-type="float">
            <text:p><text:s text:c="3"/>2,517 </text:p>
          </table:table-cell>
          <table:table-cell table:style-name="ce23" office:value-type="float" office:value="0.94" calcext:value-type="float">
            <text:p><text:s text:c="3"/>0.94 </text:p>
          </table:table-cell>
          <table:table-cell table:style-name="ce23" office:value-type="float" office:value="11.49" calcext:value-type="float">
            <text:p><text:s text:c="3"/>11.49 </text:p>
          </table:table-cell>
          <table:table-cell table:style-name="ce27" office:value-type="float" office:value="1120" calcext:value-type="float">
            <text:p><text:s text:c="3"/>1,120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11" calcext:value-type="float">
            <text:p><text:s text:c="3"/>5.11 </text:p>
          </table:table-cell>
          <table:table-cell table:style-name="ce27" office:value-type="float" office:value="1192" calcext:value-type="float">
            <text:p><text:s text:c="3"/>1,192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4" calcext:value-type="float">
            <text:p><text:s text:c="3"/>5.44 </text:p>
          </table:table-cell>
          <table:table-cell table:style-name="ce27" office:value-type="float" office:value="521" calcext:value-type="float">
            <text:p><text:s text:c="3"/>521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8" calcext:value-type="float">
            <text:p><text:s text:c="3"/>2.38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81" calcext:value-type="float">
            <text:p><text:s text:c="3"/>481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2" calcext:value-type="float">
            <text:p><text:s text:c="3"/>3.12 </text:p>
          </table:table-cell>
          <table:table-cell table:style-name="ce27" office:value-type="float" office:value="423" calcext:value-type="float">
            <text:p><text:s text:c="3"/>423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5" calcext:value-type="float">
            <text:p><text:s text:c="3"/>2.75 </text:p>
          </table:table-cell>
          <table:table-cell table:style-name="ce27" office:value-type="float" office:value="1440" calcext:value-type="float">
            <text:p><text:s text:c="3"/>1,440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35" calcext:value-type="float">
            <text:p><text:s text:c="3"/>9.35 </text:p>
          </table:table-cell>
          <table:table-cell table:style-name="ce27" office:value-type="float" office:value="1017" calcext:value-type="float">
            <text:p><text:s text:c="3"/>1,017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6" calcext:value-type="float">
            <text:p><text:s text:c="3"/>6.60 </text:p>
          </table:table-cell>
          <table:table-cell table:style-name="ce27" office:value-type="float" office:value="690" calcext:value-type="float">
            <text:p><text:s text:c="3"/>690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48" calcext:value-type="float">
            <text:p><text:s text:c="3"/>4.48 </text:p>
          </table:table-cell>
          <table:table-cell table:style-name="ce27" office:value-type="float" office:value="348" calcext:value-type="float">
            <text:p><text:s text:c="3"/>348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6" calcext:value-type="float">
            <text:p><text:s text:c="3"/>2.2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752" calcext:value-type="float">
            <text:p><text:s text:c="3"/>752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1" calcext:value-type="float">
            <text:p><text:s text:c="3"/>3.31 </text:p>
          </table:table-cell>
          <table:table-cell table:style-name="ce27" office:value-type="float" office:value="760" calcext:value-type="float">
            <text:p><text:s text:c="3"/>760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4" calcext:value-type="float">
            <text:p><text:s text:c="3"/>3.34 </text:p>
          </table:table-cell>
          <table:table-cell table:style-name="ce27" office:value-type="float" office:value="2181" calcext:value-type="float">
            <text:p><text:s text:c="3"/>2,181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59" calcext:value-type="float">
            <text:p><text:s text:c="3"/>9.59 </text:p>
          </table:table-cell>
          <table:table-cell table:style-name="ce27" office:value-type="float" office:value="1421" calcext:value-type="float">
            <text:p><text:s text:c="3"/>1,421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25" calcext:value-type="float">
            <text:p><text:s text:c="3"/>6.25 </text:p>
          </table:table-cell>
          <table:table-cell table:style-name="ce27" office:value-type="float" office:value="1118" calcext:value-type="float">
            <text:p><text:s text:c="3"/>1,118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91" calcext:value-type="float">
            <text:p><text:s text:c="3"/>4.91 </text:p>
          </table:table-cell>
          <table:table-cell table:style-name="ce27" office:value-type="float" office:value="540" calcext:value-type="float">
            <text:p><text:s text:c="3"/>54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7" calcext:value-type="float">
            <text:p><text:s text:c="3"/>2.37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106" calcext:value-type="float">
            <text:p><text:s text:c="3"/>1,106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6" calcext:value-type="float">
            <text:p><text:s text:c="3"/>1.46 </text:p>
          </table:table-cell>
          <table:table-cell table:style-name="ce27" office:value-type="float" office:value="1929" calcext:value-type="float">
            <text:p><text:s text:c="3"/>1,92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5" calcext:value-type="float">
            <text:p><text:s text:c="3"/>2.55 </text:p>
          </table:table-cell>
          <table:table-cell table:style-name="ce27" office:value-type="float" office:value="7239" calcext:value-type="float">
            <text:p><text:s text:c="3"/>7,239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57" calcext:value-type="float">
            <text:p><text:s text:c="3"/>9.57 </text:p>
          </table:table-cell>
          <table:table-cell table:style-name="ce27" office:value-type="float" office:value="5310" calcext:value-type="float">
            <text:p><text:s text:c="3"/>5,310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2" calcext:value-type="float">
            <text:p><text:s text:c="3"/>7.02 </text:p>
          </table:table-cell>
          <table:table-cell table:style-name="ce27" office:value-type="float" office:value="3950" calcext:value-type="float">
            <text:p><text:s text:c="3"/>3,950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7" office:value-type="float" office:value="1816" calcext:value-type="float">
            <text:p><text:s text:c="3"/>1,81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" calcext:value-type="float">
            <text:p><text:s text:c="3"/>2.40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05" calcext:value-type="float">
            <text:p><text:s text:c="3"/>10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9" calcext:value-type="float">
            <text:p><text:s text:c="3"/>2.79 </text:p>
          </table:table-cell>
          <table:table-cell table:style-name="ce28" office:value-type="float" office:value="102" calcext:value-type="float">
            <text:p><text:s text:c="3"/>10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71" calcext:value-type="float">
            <text:p><text:s text:c="3"/>2.71 </text:p>
          </table:table-cell>
          <table:table-cell table:style-name="ce28" office:value-type="float" office:value="352" calcext:value-type="float">
            <text:p><text:s text:c="3"/>352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6" calcext:value-type="float">
            <text:p><text:s text:c="3"/>9.36 </text:p>
          </table:table-cell>
          <table:table-cell table:style-name="ce28" office:value-type="float" office:value="250" calcext:value-type="float">
            <text:p><text:s text:c="3"/>25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7" calcext:value-type="float">
            <text:p><text:s text:c="3"/>5.37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40" calcext:value-type="float">
            <text:p><text:s text:c="3"/>1,440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7" calcext:value-type="float">
            <text:p><text:s text:c="3"/>8.70 </text:p>
          </table:table-cell>
          <table:table-cell table:style-name="ce28" office:value-type="float" office:value="827" calcext:value-type="float">
            <text:p><text:s text:c="3"/>827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" calcext:value-type="float">
            <text:p><text:s text:c="3"/>5.00 </text:p>
          </table:table-cell>
          <table:table-cell table:style-name="ce28" office:value-type="float" office:value="1640" calcext:value-type="float">
            <text:p><text:s text:c="3"/>1,640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91" calcext:value-type="float">
            <text:p><text:s text:c="3"/>9.91 </text:p>
          </table:table-cell>
          <table:table-cell table:style-name="ce28" office:value-type="float" office:value="813" calcext:value-type="float">
            <text:p><text:s text:c="3"/>81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91" calcext:value-type="float">
            <text:p><text:s text:c="3"/>4.91 </text:p>
          </table:table-cell>
          <table:table-cell table:style-name="ce28" office:value-type="float" office:value="1054" calcext:value-type="float">
            <text:p><text:s text:c="3"/>1,05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28" office:value-type="float" office:value="512" calcext:value-type="float">
            <text:p><text:s text:c="3"/>512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30" calcext:value-type="float">
            <text:p><text:s text:c="3"/>530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2.44" calcext:value-type="float">
            <text:p><text:s text:c="3"/>12.44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28" office:value-type="float" office:value="524" calcext:value-type="float">
            <text:p><text:s text:c="3"/>524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2.29" calcext:value-type="float">
            <text:p><text:s text:c="3"/>12.29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8" calcext:value-type="float">
            <text:p><text:s text:c="3"/>6.38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77" calcext:value-type="float">
            <text:p><text:s text:c="3"/>177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4" calcext:value-type="float">
            <text:p><text:s text:c="3"/>3.84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6" calcext:value-type="float">
            <text:p><text:s text:c="3"/>4.36 </text:p>
          </table:table-cell>
          <table:table-cell table:style-name="ce28" office:value-type="float" office:value="542" calcext:value-type="float">
            <text:p><text:s text:c="3"/>542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75" calcext:value-type="float">
            <text:p><text:s text:c="3"/>11.75 </text:p>
          </table:table-cell>
          <table:table-cell table:style-name="ce28" office:value-type="float" office:value="341" calcext:value-type="float">
            <text:p><text:s text:c="3"/>341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245" calcext:value-type="float">
            <text:p><text:s text:c="3"/>245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1" calcext:value-type="float">
            <text:p><text:s text:c="3"/>5.31 </text:p>
          </table:table-cell>
          <table:table-cell table:style-name="ce28" office:value-type="float" office:value="96" calcext:value-type="float">
            <text:p><text:s text:c="3"/>9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8" office:value-type="float" office:value="408" calcext:value-type="float">
            <text:p><text:s text:c="3"/>408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3" calcext:value-type="float">
            <text:p><text:s text:c="3"/>3.83 </text:p>
          </table:table-cell>
          <table:table-cell table:style-name="ce28" office:value-type="float" office:value="1129" calcext:value-type="float">
            <text:p><text:s text:c="3"/>1,129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59" calcext:value-type="float">
            <text:p><text:s text:c="3"/>10.59 </text:p>
          </table:table-cell>
          <table:table-cell table:style-name="ce28" office:value-type="float" office:value="721" calcext:value-type="float">
            <text:p><text:s text:c="3"/>721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6" calcext:value-type="float">
            <text:p><text:s text:c="3"/>6.76 </text:p>
          </table:table-cell>
          <table:table-cell table:style-name="ce28" office:value-type="float" office:value="514" calcext:value-type="float">
            <text:p><text:s text:c="3"/>51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2" calcext:value-type="float">
            <text:p><text:s text:c="3"/>4.82 </text:p>
          </table:table-cell>
          <table:table-cell table:style-name="ce28" office:value-type="float" office:value="191" calcext:value-type="float">
            <text:p><text:s text:c="3"/>19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4" calcext:value-type="float">
            <text:p><text:s/>－234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4" office:value-type="float" office:value="-5.47" calcext:value-type="float">
            <text:p><text:s/>－5.47 </text:p>
          </table:table-cell>
          <table:table-cell table:style-name="ce28" office:value-type="float" office:value="-43" calcext:value-type="float">
            <text:p><text:s/>－43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1.01" calcext:value-type="float">
            <text:p><text:s/>－1.01 </text:p>
          </table:table-cell>
          <table:table-cell table:style-name="ce28" office:value-type="float" office:value="338" calcext:value-type="float">
            <text:p><text:s text:c="3"/>338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28" office:value-type="float" office:value="381" calcext:value-type="float">
            <text:p><text:s text:c="3"/>381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28" office:value-type="float" office:value="207" calcext:value-type="float">
            <text:p><text:s text:c="3"/>207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4" calcext:value-type="float">
            <text:p><text:s text:c="3"/>4.84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15" calcext:value-type="float">
            <text:p><text:s/>－215 </text:p>
          </table:table-cell>
          <table:table-cell table:style-name="ce24" office:value-type="float" office:value="-0.3" calcext:value-type="float">
            <text:p><text:s/>－0.30 </text:p>
          </table:table-cell>
          <table:table-cell table:style-name="ce24" office:value-type="float" office:value="-3.68" calcext:value-type="float">
            <text:p><text:s/>－3.68 </text:p>
          </table:table-cell>
          <table:table-cell table:style-name="ce28" office:value-type="float" office:value="-2" calcext:value-type="float">
            <text:p><text:s/>－2 </text:p>
          </table:table-cell>
          <table:table-cell table:style-name="ce24" office:value-type="float" office:value="-0.001" calcext:value-type="float">
            <text:p><text:s/>－0.00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8" office:value-type="float" office:value="504" calcext:value-type="float">
            <text:p><text:s text:c="3"/>504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28" office:value-type="float" office:value="506" calcext:value-type="float">
            <text:p><text:s text:c="3"/>50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7" calcext:value-type="float">
            <text:p><text:s text:c="3"/>8.67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13" calcext:value-type="float">
            <text:p><text:s text:c="3"/>4.13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08" calcext:value-type="float">
            <text:p><text:s/>－308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7.02" calcext:value-type="float">
            <text:p><text:s/>－7.02 </text:p>
          </table:table-cell>
          <table:table-cell table:style-name="ce28" office:value-type="float" office:value="-43" calcext:value-type="float">
            <text:p><text:s/>－43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0.98" calcext:value-type="float">
            <text:p><text:s/>－0.98 </text:p>
          </table:table-cell>
          <table:table-cell table:style-name="ce28" office:value-type="float" office:value="341" calcext:value-type="float">
            <text:p><text:s text:c="3"/>341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77" calcext:value-type="float">
            <text:p><text:s text:c="3"/>7.77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5" calcext:value-type="float">
            <text:p><text:s text:c="3"/>8.75 </text:p>
          </table:table-cell>
          <table:table-cell table:style-name="ce28" office:value-type="float" office:value="184" calcext:value-type="float">
            <text:p><text:s text:c="3"/>184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19" calcext:value-type="float">
            <text:p><text:s text:c="3"/>4.19 </text:p>
          </table:table-cell>
          <table:table-cell table:style-name="ce28" office:value-type="float" office:value="87" calcext:value-type="float">
            <text:p><text:s text:c="3"/>87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5" calcext:value-type="float">
            <text:p><text:s/>－555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4" office:value-type="float" office:value="-7.86" calcext:value-type="float">
            <text:p><text:s/>－7.86 </text:p>
          </table:table-cell>
          <table:table-cell table:style-name="ce28" office:value-type="float" office:value="-129" calcext:value-type="float">
            <text:p><text:s/>－12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3" calcext:value-type="float">
            <text:p><text:s/>－1.83 </text:p>
          </table:table-cell>
          <table:table-cell table:style-name="ce28" office:value-type="float" office:value="489" calcext:value-type="float">
            <text:p><text:s text:c="3"/>48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28" office:value-type="float" office:value="618" calcext:value-type="float">
            <text:p><text:s text:c="3"/>618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5" calcext:value-type="float">
            <text:p><text:s text:c="3"/>8.75 </text:p>
          </table:table-cell>
          <table:table-cell table:style-name="ce28" office:value-type="float" office:value="269" calcext:value-type="float">
            <text:p><text:s text:c="3"/>269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1" calcext:value-type="float">
            <text:p><text:s text:c="3"/>3.81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06" calcext:value-type="float">
            <text:p><text:s/>－206 </text:p>
          </table:table-cell>
          <table:table-cell table:style-name="ce24" office:value-type="float" office:value="-0.91" calcext:value-type="float">
            <text:p><text:s/>－0.91 </text:p>
          </table:table-cell>
          <table:table-cell table:style-name="ce24" office:value-type="float" office:value="-11.05" calcext:value-type="float">
            <text:p><text:s/>－11.05 </text:p>
          </table:table-cell>
          <table:table-cell table:style-name="ce28" office:value-type="float" office:value="-29" calcext:value-type="float">
            <text:p><text:s/>－29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6" calcext:value-type="float">
            <text:p><text:s/>－1.56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171" calcext:value-type="float">
            <text:p><text:s text:c="3"/>171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8" calcext:value-type="float">
            <text:p><text:s text:c="3"/>9.18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28" office:value-type="float" office:value="41" calcext:value-type="float">
            <text:p><text:s text:c="3"/>4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03" calcext:value-type="float">
            <text:p><text:s/>－2.03 </text:p>
          </table:table-cell>
          <table:table-cell table:style-name="ce28" office:value-type="float" office:value="-22" calcext:value-type="float">
            <text:p><text:s/>－22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8" calcext:value-type="float">
            <text:p><text:s/>－0.80 </text:p>
          </table:table-cell>
          <table:table-cell table:style-name="ce28" office:value-type="float" office:value="243" calcext:value-type="float">
            <text:p><text:s text:c="3"/>243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2" calcext:value-type="float">
            <text:p><text:s text:c="3"/>8.82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62" calcext:value-type="float">
            <text:p><text:s text:c="3"/>9.62 </text:p>
          </table:table-cell>
          <table:table-cell table:style-name="ce28" office:value-type="float" office:value="137" calcext:value-type="float">
            <text:p><text:s text:c="3"/>137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62" calcext:value-type="float">
            <text:p><text:s text:c="3"/>10.62 </text:p>
          </table:table-cell>
          <table:table-cell table:style-name="ce28" office:value-type="float" office:value="34" calcext:value-type="float">
            <text:p><text:s text:c="3"/>34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25" calcext:value-type="float">
            <text:p><text:s text:c="3"/>4.25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95" calcext:value-type="float">
            <text:p><text:s text:c="3"/>0.95 </text:p>
          </table:table-cell>
          <table:table-cell table:style-name="ce24" office:value-type="float" office:value="11.62" calcext:value-type="float">
            <text:p><text:s text:c="3"/>11.62 </text:p>
          </table:table-cell>
          <table:table-cell table:style-name="ce28" office:value-type="float" office:value="59" calcext:value-type="float">
            <text:p><text:s text:c="3"/>59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37" calcext:value-type="float">
            <text:p><text:s text:c="3"/>7.37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7" calcext:value-type="float">
            <text:p><text:s text:c="3"/>3.37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21" calcext:value-type="float">
            <text:p><text:s/>－221 </text:p>
          </table:table-cell>
          <table:table-cell table:style-name="ce24" office:value-type="float" office:value="-0.58" calcext:value-type="float">
            <text:p><text:s/>－0.58 </text:p>
          </table:table-cell>
          <table:table-cell table:style-name="ce24" office:value-type="float" office:value="-7.12" calcext:value-type="float">
            <text:p><text:s/>－7.12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8" office:value-type="float" office:value="214" calcext:value-type="float">
            <text:p><text:s text:c="3"/>214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" calcext:value-type="float">
            <text:p><text:s text:c="3"/>6.90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8" calcext:value-type="float">
            <text:p><text:s text:c="3"/>6.38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18" office:value-type="float" office:value="115" calcext:value-type="float">
            <text:p><text:s text:c="3"/>115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39" office:value-type="float" office:value="3.71" calcext:value-type="float">
            <text:p><text:s text:c="3"/>3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541" calcext:value-type="float">
            <text:p><text:s text:c="3"/>541 </text:p>
          </table:table-cell>
          <table:table-cell table:style-name="ce24" office:value-type="float" office:value="1.28" calcext:value-type="float">
            <text:p><text:s text:c="3"/>1.28 </text:p>
          </table:table-cell>
          <table:table-cell table:style-name="ce24" office:value-type="float" office:value="15.64" calcext:value-type="float">
            <text:p><text:s text:c="3"/>15.64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10.08" calcext:value-type="float">
            <text:p><text:s text:c="3"/>10.08 </text:p>
          </table:table-cell>
          <table:table-cell table:style-name="ce28" office:value-type="float" office:value="532" calcext:value-type="float">
            <text:p><text:s text:c="3"/>532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4" office:value-type="float" office:value="15.37" calcext:value-type="float">
            <text:p><text:s text:c="3"/>15.37 </text:p>
          </table:table-cell>
          <table:table-cell table:style-name="ce28" office:value-type="float" office:value="183" calcext:value-type="float">
            <text:p><text:s text:c="3"/>18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29" calcext:value-type="float">
            <text:p><text:s text:c="3"/>5.29 </text:p>
          </table:table-cell>
          <table:table-cell table:style-name="ce28" office:value-type="float" office:value="242" calcext:value-type="float">
            <text:p><text:s text:c="3"/>242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6" calcext:value-type="float">
            <text:p><text:s/>－6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7" calcext:value-type="float">
            <text:p><text:s text:c="3"/>7.00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65" calcext:value-type="float">
            <text:p><text:s text:c="3"/>6.65 </text:p>
          </table:table-cell>
          <table:table-cell table:style-name="ce28" office:value-type="float" office:value="119" calcext:value-type="float">
            <text:p><text:s text:c="3"/>11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4" calcext:value-type="float">
            <text:p><text:s text:c="3"/>5.34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582" calcext:value-type="float">
            <text:p><text:s text:c="3"/>582 </text:p>
          </table:table-cell>
          <table:table-cell table:style-name="ce23" office:value-type="float" office:value="4.94" calcext:value-type="float">
            <text:p><text:s text:c="3"/>4.94 </text:p>
          </table:table-cell>
          <table:table-cell table:style-name="ce23" office:value-type="float" office:value="60.27" calcext:value-type="float">
            <text:p><text:s text:c="3"/>60.27 </text:p>
          </table:table-cell>
          <table:table-cell table:style-name="ce27" office:value-type="float" office:value="93" calcext:value-type="float">
            <text:p><text:s text:c="3"/>93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61" calcext:value-type="float">
            <text:p><text:s text:c="3"/>9.61 </text:p>
          </table:table-cell>
          <table:table-cell table:style-name="ce27" office:value-type="float" office:value="134" calcext:value-type="float">
            <text:p><text:s text:c="3"/>134 </text:p>
          </table:table-cell>
          <table:table-cell table:style-name="ce23" office:value-type="float" office:value="1.13" calcext:value-type="float">
            <text:p><text:s text:c="3"/>1.13 </text:p>
          </table:table-cell>
          <table:table-cell table:style-name="ce23" office:value-type="float" office:value="13.84" calcext:value-type="float">
            <text:p><text:s text:c="3"/>13.84 </text:p>
          </table:table-cell>
          <table:table-cell table:style-name="ce27" office:value-type="float" office:value="41" calcext:value-type="float">
            <text:p><text:s text:c="3"/>41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24" calcext:value-type="float">
            <text:p><text:s text:c="3"/>4.24 </text:p>
          </table:table-cell>
          <table:table-cell table:style-name="ce27" office:value-type="float" office:value="44" calcext:value-type="float">
            <text:p><text:s text:c="3"/>44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54" calcext:value-type="float">
            <text:p><text:s text:c="3"/>4.54 </text:p>
          </table:table-cell>
          <table:table-cell table:style-name="ce17" office:value-type="float" office:value="6" calcext:value-type="float">
            <text:p><text:s text:c="3"/>6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38" office:value-type="float" office:value="0.62" calcext:value-type="float">
            <text:p><text:s text:c="3"/>0.62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501" calcext:value-type="float">
            <text:p><text:s text:c="3"/>501 </text:p>
          </table:table-cell>
          <table:table-cell table:style-name="ce25" office:value-type="float" office:value="4.65" calcext:value-type="float">
            <text:p><text:s text:c="3"/>4.65 </text:p>
          </table:table-cell>
          <table:table-cell table:style-name="ce25" office:value-type="float" office:value="56.78" calcext:value-type="float">
            <text:p><text:s text:c="3"/>56.78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31" office:value-type="float" office:value="0.73" calcext:value-type="float">
            <text:p><text:s text:c="3"/>0.73 </text:p>
          </table:table-cell>
          <table:table-cell table:style-name="ce31" office:value-type="float" office:value="8.93" calcext:value-type="float">
            <text:p><text:s text:c="3"/>8.93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31" office:value-type="float" office:value="1.1" calcext:value-type="float">
            <text:p><text:s text:c="3"/>1.10 </text:p>
          </table:table-cell>
          <table:table-cell table:style-name="ce31" office:value-type="float" office:value="13.46" calcext:value-type="float">
            <text:p><text:s text:c="3"/>13.46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31" office:value-type="float" office:value="0.37" calcext:value-type="float">
            <text:p><text:s text:c="3"/>0.37 </text:p>
          </table:table-cell>
          <table:table-cell table:style-name="ce31" office:value-type="float" office:value="4.52" calcext:value-type="float">
            <text:p><text:s text:c="3"/>4.52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31" office:value-type="float" office:value="0.36" calcext:value-type="float">
            <text:p><text:s text:c="3"/>0.36 </text:p>
          </table:table-cell>
          <table:table-cell table:style-name="ce31" office:value-type="float" office:value="4.41" calcext:value-type="float">
            <text:p><text:s text:c="3"/>4.41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31" office:value-type="float" office:value="0.06" calcext:value-type="float">
            <text:p><text:s text:c="3"/>0.06 </text:p>
          </table:table-cell>
          <table:table-cell table:style-name="ce40" office:value-type="float" office:value="0.68" calcext:value-type="float">
            <text:p><text:s text:c="3"/>0.68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24" office:value-type="float" office:value="97.15" calcext:value-type="float">
            <text:p><text:s text:c="3"/>97.15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37" calcext:value-type="float">
            <text:p><text:s text:c="3"/>1.37 </text:p>
          </table:table-cell>
          <table:table-cell table:style-name="ce24" office:value-type="float" office:value="16.72" calcext:value-type="float">
            <text:p><text:s text:c="3"/>16.72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1.47" calcext:value-type="float">
            <text:p><text:s text:c="3"/>1.47 </text:p>
          </table:table-cell>
          <table:table-cell table:style-name="ce24" office:value-type="float" office:value="17.92" calcext:value-type="float">
            <text:p><text:s text:c="3"/>17.92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9" calcext:value-type="float">
            <text:p><text:s text:c="3"/>1.19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7-04T17:43:07</dc:date>
    <meta:print-date>2012-07-04T17:37:1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